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1.2236in"/>
    </style:style>
    <style:style style:name="co8" style:family="table-column">
      <style:table-column-properties fo:break-before="auto" style:column-width="1.2563in"/>
    </style:style>
    <style:style style:name="co12" style:family="table-column">
      <style:table-column-properties fo:break-before="auto" style:column-width="1.2665in"/>
    </style:style>
    <style:style style:name="co13" style:family="table-column">
      <style:table-column-properties fo:break-before="auto" style:column-width="0.961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ff3333" style:font-name="Arial"/>
    </style:style>
    <style:style style:name="ce24" style:family="table-cell" style:parent-style-name="Default">
      <style:text-properties fo:color="#ff6666" style:font-name="Arial"/>
    </style:style>
    <style:style style:name="ce25" style:family="table-cell" style:parent-style-name="Default">
      <style:text-properties fo:color="#ff0000" style:font-name="Arial"/>
    </style:style>
    <style:style style:name="ce26" style:family="table-cell" style:parent-style-name="Default">
      <style:text-properties fo:color="#ff6600" style:font-name="Arial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/>
      <style:text-properties fo:color="#7e0021" fo:font-weight="bold" style:font-weight-asian="bold" style:font-weight-complex="bold"/>
    </style:style>
    <style:style style:name="ce31" style:family="table-cell" style:parent-style-name="Default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he</text:p>
          </table:table-cell>
          <table:table-cell office:value-type="string">
            <text:p>lo</text:p>
          </table:table-cell>
          <table:table-cell office:value-type="string">
            <text:p>el</text:p>
          </table:table-cell>
          <table:table-cell office:value-type="string">
            <text:p>quod</text:p>
          </table:table-cell>
          <table:table-cell table:style-name="ce3" office:value-type="string">
            <text:p>esso</text:p>
          </table:table-cell>
          <table:table-cell office:value-type="string">
            <text:p>elle</text:p>
          </table:table-cell>
          <table:table-cell office:value-type="string">
            <text:p>t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table:style-name="ce1" office:value-type="string">
            <text:p>Posesive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>
            <text:p>mya</text:p>
          </table:table-cell>
          <table:table-cell office:value-type="string">
            <text:p>mine</text:p>
          </table:table-cell>
          <table:table-cell office:value-type="string">
            <text:p>la mia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  <table:table-cell office:value-type="string">
            <text:p>miniera</text:p>
          </table:table-cell>
          <table:table-cell office:value-type="string">
            <text:p>le mien</text:p>
          </table:table-cell>
          <table:table-cell office:value-type="string">
            <text:p>mój</text:p>
          </table:table-cell>
          <table:table-cell office:value-type="string">
            <text:p>meins</text:p>
          </table:table-cell>
        </table:table-row>
        <table:table-row table:style-name="ro1">
          <table:table-cell office:value-type="string">
            <text:p>tya</text:p>
          </table:table-cell>
          <table:table-cell office:value-type="string">
            <text:p>yours</text:p>
          </table:table-cell>
          <table:table-cell office:value-type="string">
            <text:p>a ti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  <table:table-cell office:value-type="string">
            <text:p>a te</text:p>
          </table:table-cell>
          <table:table-cell office:value-type="string">
            <text:p>à toi</text:p>
          </table:table-cell>
          <table:table-cell office:value-type="string">
            <text:p>do ciebie</text:p>
          </table:table-cell>
          <table:table-cell office:value-type="string">
            <text:p>zu di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his</text:p>
          </table:table-cell>
          <table:table-cell office:value-type="string">
            <text:p>la suya</text:p>
          </table:table-cell>
          <table:table-cell office:value-type="string">
            <text:p>a lui</text:p>
          </table:table-cell>
          <table:table-cell office:value-type="string">
            <text:p>aute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ours</text:p>
          </table:table-cell>
          <table:table-cell office:value-type="string">
            <text:p>la nuestra</text:p>
          </table:table-cell>
          <table:table-cell office:value-type="string">
            <text:p>a nostru</text:p>
          </table:table-cell>
          <table:table-cell office:value-type="string">
            <text:p>nostrorum</text:p>
          </table:table-cell>
          <table:table-cell office:value-type="string">
            <text:p>del nostro</text:p>
          </table:table-cell>
          <table:table-cell office:value-type="string">
            <text:p>la nôtre</text:p>
          </table:table-cell>
          <table:table-cell office:value-type="string">
            <text:p>nasz</text:p>
          </table:table-cell>
          <table:table-cell office:value-type="string">
            <text:p>unsere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rs</text:p>
          </table:table-cell>
          <table:table-cell office:value-type="string">
            <text:p>el tuyo</text:p>
          </table:table-cell>
          <table:table-cell office:value-type="string">
            <text:p>a vostru</text:p>
          </table:table-cell>
          <table:table-cell office:value-type="string">
            <text:p>tuorum</text:p>
          </table:table-cell>
          <table:table-cell office:value-type="string">
            <text:p>del</text:p>
          </table:table-cell>
          <table:table-cell office:value-type="string">
            <text:p>le vôtre</text:p>
          </table:table-cell>
          <table:table-cell office:value-type="string">
            <text:p>twoje</text:p>
          </table:table-cell>
          <table:table-cell office:value-type="string">
            <text:p>deins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irs</text:p>
          </table:table-cell>
          <table:table-cell office:value-type="string">
            <text:p>a el</text:p>
          </table:table-cell>
          <table:table-cell office:value-type="string">
            <text:p>a lor</text:p>
          </table:table-cell>
          <table:table-cell office:value-type="string">
            <text:p>Istoru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table:style-name="ce1" office:value-type="string">
            <text:p>Reflexiv</text:p>
          </table:table-cell>
          <table:table-cell table:number-columns-repeated="8"/>
        </table:table-row>
        <table:table-row table:style-name="ro1">
          <table:table-cell office:value-type="string">
            <text:p>my'go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eu insumi</text:p>
          </table:table-cell>
          <table:table-cell office:value-type="string">
            <text:p>ego ipse</text:p>
          </table:table-cell>
          <table:table-cell office:value-type="string">
            <text:p>me stessa</text:p>
          </table:table-cell>
          <table:table-cell office:value-type="string">
            <text:p>moi même</text:p>
          </table:table-cell>
          <table:table-cell office:value-type="string">
            <text:p>ja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ty'go</text:p>
          </table:table-cell>
          <table:table-cell office:value-type="string">
            <text:p>yourself</text:p>
          </table:table-cell>
          <table:table-cell office:value-type="string">
            <text:p>tu mismo</text:p>
          </table:table-cell>
          <table:table-cell office:value-type="string">
            <text:p>tu insuti</text:p>
          </table:table-cell>
          <table:table-cell office:value-type="string">
            <text:p>te ipsum</text:p>
          </table:table-cell>
          <table:table-cell office:value-type="string">
            <text:p>te stesso</text:p>
          </table:table-cell>
          <table:table-cell office:value-type="string">
            <text:p>toi même</text:p>
          </table:table-cell>
          <table:table-cell office:value-type="string">
            <text:p>siebie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zy'go</text:p>
          </table:table-cell>
          <table:table-cell office:value-type="string">
            <text:p>himself</text:p>
          </table:table-cell>
          <table:table-cell office:value-type="string">
            <text:p>el mismo</text:p>
          </table:table-cell>
          <table:table-cell office:value-type="string">
            <text:p>el insesi</text:p>
          </table:table-cell>
          <table:table-cell office:value-type="string">
            <text:p>se</text:p>
          </table:table-cell>
          <table:table-cell office:value-type="string">
            <text:p>lui stesso</text:p>
          </table:table-cell>
          <table:table-cell office:value-type="string">
            <text:p>lui-même</text:p>
          </table:table-cell>
          <table:table-cell office:value-type="string">
            <text:p>sobie</text:p>
          </table:table-cell>
          <table:table-cell office:value-type="string">
            <text:p>sich selbst</text:p>
          </table:table-cell>
        </table:table-row>
        <table:table-row table:style-name="ro1">
          <table:table-cell office:value-type="string">
            <text:p>us'go</text:p>
          </table:table-cell>
          <table:table-cell office:value-type="string">
            <text:p>ourselves</text:p>
          </table:table-cell>
          <table:table-cell office:value-type="string">
            <text:p>nosotros mismos</text:p>
          </table:table-cell>
          <table:table-cell office:value-type="string">
            <text:p>noi insine</text:p>
          </table:table-cell>
          <table:table-cell/>
          <table:table-cell office:value-type="string">
            <text:p>noi stessi</text:p>
          </table:table-cell>
          <table:table-cell office:value-type="string">
            <text:p>nous-mêmes</text:p>
          </table:table-cell>
          <table:table-cell office:value-type="string">
            <text:p>my sami</text:p>
          </table:table-cell>
          <table:table-cell office:value-type="string">
            <text:p>uns selbst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1" table:default-cell-style-name="ce11"/>
        <table:table-column table:style-name="co1" table:default-cell-style-name="Default"/>
        <table:table-column table:style-name="co7" table:default-cell-style-name="ce19"/>
        <table:table-column table:style-name="co1" table:default-cell-style-name="ce27"/>
        <table:table-column table:style-name="co8" table:default-cell-style-name="ce31"/>
        <table:table-column table:style-name="co1" table:default-cell-style-name="Default"/>
        <table:table-column table:style-name="co12" table:default-cell-style-name="ce28"/>
        <table:table-column table:style-name="co13" table:default-cell-style-name="Default"/>
        <table:table-column table:style-name="co14" table:default-cell-style-name="ce36"/>
        <table:table-column table:style-name="co1" table:default-cell-style-name="ce8"/>
        <table:table-column table:style-name="co15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Maj</text:p>
          </table:table-cell>
          <table:table-cell table:style-name="ce16" office:value-type="string">
            <text:p>Part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Spanish</text:p>
          </table:table-cell>
          <table:table-cell table:style-name="ce30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16" office:value-type="string">
            <text:p>count</text:p>
          </table:table-cell>
          <table:table-cell table:style-name="ce37"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o</text:p>
          </table:table-cell>
          <table:table-cell table:style-name="ce17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adjective</text:p>
          </table:table-cell>
          <table:table-cell office:value-type="string">
            <text:p>blue 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adjectiv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adjectiv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adjectiv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adjectiv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i</text:p>
          </table:table-cell>
          <table:table-cell office:value-type="string">
            <text:p>adverb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ro</text:p>
          </table:table-cell>
          <table:table-cell office:value-type="string">
            <text:p>nou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cua</text:p>
          </table:table-cell>
          <table:table-cell office:value-type="string">
            <text:p>preposition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2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2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ci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/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4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z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ea</text:p>
          </table:table-cell>
          <table:table-cell office:value-type="string">
            <text:p>preposition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5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ua</text:p>
          </table:table-cell>
          <table:table-cell office:value-type="string">
            <text:p>preposition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5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h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5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6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s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t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a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7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7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va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uta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7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up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aca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c</text:p>
          </table:table-cell>
          <table:table-cell office:value-type="string">
            <text:p>verb</text:p>
          </table:table-cell>
          <table:table-cell table:style-name="ce20" office:value-type="string">
            <text:p>play</text:p>
          </table:table-cell>
          <table:table-cell table:style-name="ce29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rsa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nt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rs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9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9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1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10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10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10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1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1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1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1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10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o</text:p>
          </table:table-cell>
          <table:table-cell office:value-type="string">
            <text:p>preposition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1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ver</text:p>
          </table:table-cell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1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om</text:p>
          </table:table-cell>
          <table:table-cell office:value-type="string">
            <text:p>preposition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1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1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1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1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11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o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0" office:value-type="string">
            <text:p>ask for</text:p>
          </table:table-cell>
          <table:table-cell table:style-name="ce29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1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1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o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1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1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1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cio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1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1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1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AB</text:p>
          </table:table-cell>
          <table:table-cell table:formula="of:=LEN([.C1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1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n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1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 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1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 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3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1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1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1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1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1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1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1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1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1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mot</text:p>
          </table:table-cell>
          <table:table-cell office:value-type="string">
            <text:p>preposition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1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1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1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1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1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1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1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1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0" office:value-type="string">
            <text:p>read</text:p>
          </table:table-cell>
          <table:table-cell table:style-name="ce29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1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1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1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1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1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0" office:value-type="string">
            <text:p>use</text:p>
          </table:table-cell>
          <table:table-cell table:style-name="ce29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1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1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o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1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1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 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1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1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1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1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1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1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1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1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1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1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1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1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1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1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1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e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2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2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2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2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2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2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21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0" office:value-type="string">
            <text:p>try</text:p>
          </table:table-cell>
          <table:table-cell table:style-name="ce29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2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 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2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 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2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21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21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2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2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 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22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office:value-type="string">
            <text:p>cultural </text:p>
          </table:table-cell>
          <table:table-cell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22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2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office:value-type="string">
            <text:p>dark 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22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 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2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office:value-type="string">
            <text:p>democratic 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2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 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 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 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3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3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3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 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23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 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2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24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24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2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2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 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 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 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2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2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24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24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2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 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2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 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25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25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 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2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 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25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 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25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2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 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2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2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2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 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26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 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2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2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 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2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2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 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 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2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 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office:value-type="string">
            <text:p>personal </text:p>
          </table:table-cell>
          <table:table-cell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2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 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2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2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 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2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2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 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2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2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 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2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2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office:value-type="string">
            <text:p>real </text:p>
          </table:table-cell>
          <table:table-cell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2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 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2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2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2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2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2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2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2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2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 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 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2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2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io</text:p>
          </table:table-cell>
          <table:table-cell office:value-type="string">
            <text:p>adjective</text:p>
          </table:table-cell>
          <table:table-cell office:value-type="string">
            <text:p>social </text:p>
          </table:table-cell>
          <table:table-cell table:number-columns-repeated="2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2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2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 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2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 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2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2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1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2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2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3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3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3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3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0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3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3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3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3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3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g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3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3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3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3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31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3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3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3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yrl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3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3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3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3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3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3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3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ver</text:p>
          </table:table-cell>
          <table:table-cell office:value-type="string">
            <text:p>siempre</text:p>
          </table:table-cell>
          <table:table-cell office:value-type="string">
            <text:p>déjà</text:p>
          </table:table-cell>
          <table:table-cell office:value-type="string">
            <text:p>mai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3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3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3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3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3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3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3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3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3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3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3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3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3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3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3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3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3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3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3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3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3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3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3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uqam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3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3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3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3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3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3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3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3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3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3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3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3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3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3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3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3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3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3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3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3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3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3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3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3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3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3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3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3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3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3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3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3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3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3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3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3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3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3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3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3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3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3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4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4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4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4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4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4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4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4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4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4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4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4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4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4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4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4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41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4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4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4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4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4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4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4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4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4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4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4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4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4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4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4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4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4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4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4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4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4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4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4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4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4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4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4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4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4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4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4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4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4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4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4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4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4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4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4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4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4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4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4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4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4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4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4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4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4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4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4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4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4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4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4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4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4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4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4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4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4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4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4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48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2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4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3" office:value-type="string">
            <text:p>above 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 office:value-type="string">
            <text:p>across 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 office:value-type="string">
            <text:p>along 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4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4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4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4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4" office:value-type="string">
            <text:p>behind 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4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5" office:value-type="string">
            <text:p>below 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4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3" office:value-type="string">
            <text:p>beside 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4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3" office:value-type="string">
            <text:p>between 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49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2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4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24" office:value-type="string">
            <text:p>close to 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4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5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50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o</text:p>
          </table:table-cell>
          <table:table-cell office:value-type="string">
            <text:p>preposition</text:p>
          </table:table-cell>
          <table:table-cell table:style-name="ce22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502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50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 table:style-name="ce25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50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2" office:value-type="string">
            <text:p>in 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505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2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5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 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2" office:value-type="string">
            <text:p>it 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50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23" office:value-type="string">
            <text:p>near 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5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51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5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 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5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 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5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51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 office:value-type="string">
            <text:p>on the 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5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p</text:p>
          </table:table-cell>
          <table:table-cell office:value-type="string">
            <text:p>preposition</text:p>
          </table:table-cell>
          <table:table-cell table:style-name="ce25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5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5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3" office:value-type="string">
            <text:p>out 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20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5" office:value-type="string">
            <text:p>outside 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52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2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5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 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5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5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5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527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table:style-name="ce22" office:value-type="string">
            <text:p>to, 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52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wards 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5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6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5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nder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5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nderneath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53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2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5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 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53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2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53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eta</text:p>
          </table:table-cell>
          <table:table-cell office:value-type="string">
            <text:p>verb</text:p>
          </table:table-cell>
          <table:table-cell table:style-name="ce20" office:value-type="string">
            <text:p>accept</text:p>
          </table:table-cell>
          <table:table-cell table:style-name="ce29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53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3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53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53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0" office:value-type="string">
            <text:p>appear</text:p>
          </table:table-cell>
          <table:table-cell table:style-name="ce29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540])" office:value-type="float" office:value="5">
            <text:p>5</text:p>
          </table:table-cell>
          <table:table-cell table:number-columns-repeated="1008"/>
        </table:table-row>
        <table:table-row table:style-name="ro3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0" office:value-type="string">
            <text:p>arrive</text:p>
          </table:table-cell>
          <table:table-cell table:style-name="ce29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0" office:value-type="string">
            <text:p>be able to</text:p>
          </table:table-cell>
          <table:table-cell table:style-name="ce29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5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0" office:value-type="string">
            <text:p>be born</text:p>
          </table:table-cell>
          <table:table-cell table:style-name="ce29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54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 table:style-name="ce20" office:value-type="string">
            <text:p>begin</text:p>
          </table:table-cell>
          <table:table-cell table:style-name="ce29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0" office:value-type="string">
            <text:p>believe</text:p>
          </table:table-cell>
          <table:table-cell table:style-name="ce29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54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0" office:value-type="string">
            <text:p>bring</text:p>
          </table:table-cell>
          <table:table-cell table:style-name="ce29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0" office:value-type="string">
            <text:p>call</text:p>
          </table:table-cell>
          <table:table-cell table:style-name="ce29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0" office:value-type="string">
            <text:p>carry</text:p>
          </table:table-cell>
          <table:table-cell table:style-name="ce29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54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0" office:value-type="string">
            <text:p>change</text:p>
          </table:table-cell>
          <table:table-cell table:style-name="ce29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0" office:value-type="string">
            <text:p>come</text:p>
          </table:table-cell>
          <table:table-cell table:style-name="ce29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0" office:value-type="string">
            <text:p>consider</text:p>
          </table:table-cell>
          <table:table-cell table:style-name="ce29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55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0" office:value-type="string">
            <text:p>convert/change</text:p>
          </table:table-cell>
          <table:table-cell table:style-name="ce29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55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0" office:value-type="string">
            <text:p>count</text:p>
          </table:table-cell>
          <table:table-cell table:style-name="ce29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55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0" office:value-type="string">
            <text:p>create</text:p>
          </table:table-cell>
          <table:table-cell table:style-name="ce29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55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0" office:value-type="string">
            <text:p>die</text:p>
          </table:table-cell>
          <table:table-cell table:style-name="ce29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55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0" office:value-type="string">
            <text:p>direct</text:p>
          </table:table-cell>
          <table:table-cell table:style-name="ce29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55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0" office:value-type="string">
            <text:p>discover</text:p>
          </table:table-cell>
          <table:table-cell table:style-name="ce29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557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0" office:value-type="string">
            <text:p>do</text:p>
          </table:table-cell>
          <table:table-cell table:style-name="ce29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55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0" office:value-type="string">
            <text:p>earn/win</text:p>
          </table:table-cell>
          <table:table-cell table:style-name="ce29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55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0" office:value-type="string">
            <text:p>enter</text:p>
          </table:table-cell>
          <table:table-cell table:style-name="ce29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0" office:value-type="string">
            <text:p>exist</text:p>
          </table:table-cell>
          <table:table-cell table:style-name="ce29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0" office:value-type="string">
            <text:p>explain</text:p>
          </table:table-cell>
          <table:table-cell table:style-name="ce29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6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0" office:value-type="string">
            <text:p>fall</text:p>
          </table:table-cell>
          <table:table-cell table:style-name="ce29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0" office:value-type="string">
            <text:p>feel</text:p>
          </table:table-cell>
          <table:table-cell table:style-name="ce29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0" office:value-type="string">
            <text:p>find</text:p>
          </table:table-cell>
          <table:table-cell table:style-name="ce29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6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table:style-name="ce20" office:value-type="string">
            <text:p>finish</text:p>
          </table:table-cell>
          <table:table-cell table:style-name="ce29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0" office:value-type="string">
            <text:p>finish/end</text:p>
          </table:table-cell>
          <table:table-cell table:style-name="ce29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6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0" office:value-type="string">
            <text:p>follow</text:p>
          </table:table-cell>
          <table:table-cell table:style-name="ce29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0" office:value-type="string">
            <text:p>form/make</text:p>
          </table:table-cell>
          <table:table-cell table:style-name="ce29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6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0" office:value-type="string">
            <text:p>get</text:p>
          </table:table-cell>
          <table:table-cell table:style-name="ce29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7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0" office:value-type="string">
            <text:p>get up/raise</text:p>
          </table:table-cell>
          <table:table-cell table:style-name="ce29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0" office:value-type="string">
            <text:p>give</text:p>
          </table:table-cell>
          <table:table-cell table:style-name="ce29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 table:style-name="ce20" office:value-type="string">
            <text:p>go</text:p>
          </table:table-cell>
          <table:table-cell table:style-name="ce29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7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0" office:value-type="string">
            <text:p>go out</text:p>
          </table:table-cell>
          <table:table-cell table:style-name="ce29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0" office:value-type="string">
            <text:p>happen/pass</text:p>
          </table:table-cell>
          <table:table-cell table:style-name="ce29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avea</text:p>
          </table:table-cell>
          <table:table-cell office:value-type="string">
            <text:p>verb</text:p>
          </table:table-cell>
          <table:table-cell table:style-name="ce20" office:value-type="string">
            <text:p>have</text:p>
          </table:table-cell>
          <table:table-cell table:style-name="ce29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a</text:p>
          </table:table-cell>
          <table:table-cell office:value-type="string">
            <text:p>verb</text:p>
          </table:table-cell>
          <table:table-cell table:style-name="ce20" office:value-type="string">
            <text:p>have</text:p>
          </table:table-cell>
          <table:table-cell table:style-name="ce29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0" office:value-type="string">
            <text:p>hear</text:p>
          </table:table-cell>
          <table:table-cell table:style-name="ce29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ajuda</text:p>
          </table:table-cell>
          <table:table-cell office:value-type="string">
            <text:p>verb</text:p>
          </table:table-cell>
          <table:table-cell table:style-name="ce20" office:value-type="string">
            <text:p>help</text:p>
          </table:table-cell>
          <table:table-cell table:style-name="ce29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7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0" office:value-type="string">
            <text:p>introduce/present</text:p>
          </table:table-cell>
          <table:table-cell table:style-name="ce29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8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scha</text:p>
          </table:table-cell>
          <table:table-cell office:value-type="string">
            <text:p>verb</text:p>
          </table:table-cell>
          <table:table-cell table:style-name="ce20" office:value-type="string">
            <text:p>know</text:p>
          </table:table-cell>
          <table:table-cell table:style-name="ce29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0" office:value-type="string">
            <text:p>know/meet</text:p>
          </table:table-cell>
          <table:table-cell table:style-name="ce29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8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0" office:value-type="string">
            <text:p>leave</text:p>
          </table:table-cell>
          <table:table-cell table:style-name="ce29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0" office:value-type="string">
            <text:p>leave/allow</text:p>
          </table:table-cell>
          <table:table-cell table:style-name="ce29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0" office:value-type="string">
            <text:p>like</text:p>
          </table:table-cell>
          <table:table-cell table:style-name="ce29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0" office:value-type="string">
            <text:p>listen</text:p>
          </table:table-cell>
          <table:table-cell table:style-name="ce29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0" office:value-type="string">
            <text:p>live</text:p>
          </table:table-cell>
          <table:table-cell table:style-name="ce29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0" office:value-type="string">
            <text:p>look for</text:p>
          </table:table-cell>
          <table:table-cell table:style-name="ce29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8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0" office:value-type="string">
            <text:p>lose</text:p>
          </table:table-cell>
          <table:table-cell table:style-name="ce29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0" office:value-type="string">
            <text:p>maintain/keep</text:p>
          </table:table-cell>
          <table:table-cell table:style-name="ce29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9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0" office:value-type="string">
            <text:p>need</text:p>
          </table:table-cell>
          <table:table-cell table:style-name="ce29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9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0" office:value-type="string">
            <text:p>occur/happen</text:p>
          </table:table-cell>
          <table:table-cell table:style-name="ce29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0" office:value-type="string">
            <text:p>offer</text:p>
          </table:table-cell>
          <table:table-cell table:style-name="ce29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9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0" office:value-type="string">
            <text:p>open</text:p>
          </table:table-cell>
          <table:table-cell table:style-name="ce29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9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0" office:value-type="string">
            <text:p>owe</text:p>
          </table:table-cell>
          <table:table-cell table:style-name="ce29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0" office:value-type="string">
            <text:p>pay</text:p>
          </table:table-cell>
          <table:table-cell table:style-name="ce29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0" office:value-type="string">
            <text:p>permit/allow</text:p>
          </table:table-cell>
          <table:table-cell table:style-name="ce29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0" office:value-type="string">
            <text:p>produce</text:p>
          </table:table-cell>
          <table:table-cell table:style-name="ce29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9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0" office:value-type="string">
            <text:p>put</text:p>
          </table:table-cell>
          <table:table-cell table:style-name="ce29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0" office:value-type="string">
            <text:p>reach</text:p>
          </table:table-cell>
          <table:table-cell table:style-name="ce29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60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0" office:value-type="string">
            <text:p>receive</text:p>
          </table:table-cell>
          <table:table-cell table:style-name="ce29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601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0" office:value-type="string">
            <text:p>recognize</text:p>
          </table:table-cell>
          <table:table-cell table:style-name="ce29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0" office:value-type="string">
            <text:p>remember</text:p>
          </table:table-cell>
          <table:table-cell table:style-name="ce29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0" office:value-type="string">
            <text:p>return/come back</text:p>
          </table:table-cell>
          <table:table-cell table:style-name="ce29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table:style-name="ce20" office:value-type="string">
            <text:p>run</text:p>
          </table:table-cell>
          <table:table-cell table:style-name="ce29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60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0" office:value-type="string">
            <text:p>say</text:p>
          </table:table-cell>
          <table:table-cell table:style-name="ce29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0" office:value-type="string">
            <text:p>seem</text:p>
          </table:table-cell>
          <table:table-cell table:style-name="ce29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0" office:value-type="string">
            <text:p>serve/function</text:p>
          </table:table-cell>
          <table:table-cell table:style-name="ce29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6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0" office:value-type="string">
            <text:p>speak/talk</text:p>
          </table:table-cell>
          <table:table-cell table:style-name="ce29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60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0" office:value-type="string">
            <text:p>start</text:p>
          </table:table-cell>
          <table:table-cell table:style-name="ce29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61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0" office:value-type="string">
            <text:p>stay</text:p>
          </table:table-cell>
          <table:table-cell table:style-name="ce29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6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0" office:value-type="string">
            <text:p>stop</text:p>
          </table:table-cell>
          <table:table-cell table:style-name="ce29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0" office:value-type="string">
            <text:p>study</text:p>
          </table:table-cell>
          <table:table-cell table:style-name="ce29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61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0" office:value-type="string">
            <text:p>suppose</text:p>
          </table:table-cell>
          <table:table-cell table:style-name="ce29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61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0" office:value-type="string">
            <text:p>take</text:p>
          </table:table-cell>
          <table:table-cell table:style-name="ce29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61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0" office:value-type="string">
            <text:p>take out</text:p>
          </table:table-cell>
          <table:table-cell table:style-name="ce29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0" office:value-type="string">
            <text:p>touch/play</text:p>
          </table:table-cell>
          <table:table-cell table:style-name="ce29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0" office:value-type="string">
            <text:p>treat</text:p>
          </table:table-cell>
          <table:table-cell table:style-name="ce29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0" office:value-type="string">
            <text:p>turn out</text:p>
          </table:table-cell>
          <table:table-cell table:style-name="ce29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0" office:value-type="string">
            <text:p>understand</text:p>
          </table:table-cell>
          <table:table-cell table:style-name="ce29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0" office:value-type="string">
            <text:p>wait</text:p>
          </table:table-cell>
          <table:table-cell table:style-name="ce29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0" office:value-type="string">
            <text:p>watch/look at</text:p>
          </table:table-cell>
          <table:table-cell table:style-name="ce29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22])" office:value-type="float" office:value="4">
            <text:p>4</text:p>
          </table:table-cell>
          <table:table-cell table:number-columns-repeated="1008"/>
        </table:table-row>
        <table:table-row table:style-name="ro2" table:number-rows-repeated="104795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2">
          <table:sort>
            <table:sort-by table:field-number="11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10/01/2019</text:date>, <text:time>15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01T15:29:33.42</dc:date>
    <meta:editing-duration>P3DT9H52M51S</meta:editing-duration>
    <meta:editing-cycles>46</meta:editing-cycles>
    <meta:document-statistic meta:table-count="10" meta:cell-count="7983" meta:object-count="0"/>
  </office:meta>
</office:document-meta>
</file>